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in(x) Approximation" table:style-name="ta1" table:print="false">
        <table:table-column table:style-name="co1" table:number-columns-repeated="8" table:default-cell-style-name="ce1"/>
        <table:table-column table:style-name="co1" table:number-columns-repeated="1014" table:default-cell-style-name="Default"/>
        <table:table-row table:style-name="ro1" table:number-rows-repeated="2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5" office:value-type="string">
            <text:p>Sin Series Calculation</text:p>
          </table:table-cell>
          <table:table-cell table:style-name="Default"/>
          <table:table-cell table:style-name="ce2" table:number-columns-repeated="4"/>
          <table:table-cell table:style-name="ce6" table:number-columns-repeated="1014"/>
        </table:table-row>
        <table:table-row table:style-name="ro1">
          <table:table-cell table:style-name="ce3" table:number-columns-repeated="8"/>
          <table:table-cell table:style-name="ce7" table:number-columns-repeated="1014"/>
        </table:table-row>
        <table:table-row table:style-name="ro1">
          <table:table-cell table:style-name="ce3" table:number-columns-repeated="3"/>
          <table:table-cell table:style-name="ce3" office:value-type="float" office:value="2.5">
            <text:p>2.5</text:p>
          </table:table-cell>
          <table:table-cell table:style-name="ce3" office:value-type="string">
            <text:p><text:s/>= X</text:p>
          </table:table-cell>
          <table:table-cell table:style-name="ce3" table:number-columns-repeated="3"/>
          <table:table-cell table:style-name="ce7" table:number-columns-repeated="1014"/>
        </table:table-row>
        <table:table-row table:style-name="ro1" table:number-rows-repeated="2">
          <table:table-cell table:style-name="ce3" table:number-columns-repeated="8"/>
          <table:table-cell table:style-name="ce7" table:number-columns-repeated="1014"/>
        </table:table-row>
        <table:table-row table:style-name="ro1">
          <table:table-cell table:style-name="ce4"/>
          <table:table-cell table:style-name="ce4" office:value-type="string">
            <text:p>Power</text:p>
          </table:table-cell>
          <table:table-cell table:style-name="ce4" office:value-type="string">
            <text:p>Sign</text:p>
          </table:table-cell>
          <table:table-cell table:style-name="ce4" office:value-type="string">
            <text:p>Factorial</text:p>
          </table:table-cell>
          <table:table-cell table:style-name="ce4" office:value-type="string">
            <text:p>Term</text:p>
          </table:table-cell>
          <table:table-cell table:style-name="ce4" office:value-type="string">
            <text:p>Sum</text:p>
          </table:table-cell>
          <table:table-cell table:style-name="ce4" office:value-type="string">
            <text:p>sin(x)</text:p>
          </table:table-cell>
          <table:table-cell table:style-name="ce4" office:value-type="string">
            <text:p>% Error</text:p>
          </table:table-cell>
          <table:table-cell table:style-name="ce7" table:number-columns-repeated="1014"/>
        </table:table-row>
        <table:table-row table:style-name="ro1">
          <table:table-cell table:style-name="ce4" office:value-type="string">
            <text:p>Term</text:p>
          </table:table-cell>
          <table:table-cell table:style-name="ce4" office:value-type="string">
            <text:p>Exponent</text:p>
          </table:table-cell>
          <table:table-cell table:style-name="ce4" table:number-columns-repeated="2"/>
          <table:table-cell table:style-name="ce4" office:value-type="string">
            <text:p>Value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table:formula="of:=1" office:value-type="float" office:value="1">
            <text:p>1</text:p>
          </table:table-cell>
          <table:table-cell table:style-name="ce4" table:formula="of:=[.A10]" office:value-type="float" office:value="1">
            <text:p>1</text:p>
          </table:table-cell>
          <table:table-cell table:style-name="ce4" table:formula="of:=[.A10]" office:value-type="float" office:value="1">
            <text:p>1</text:p>
          </table:table-cell>
          <table:table-cell table:style-name="ce4" table:formula="of:=[.$D$5]^[.B10]*[.C10]/[.D10]" office:value-type="float" office:value="2.5">
            <text:p>2.5</text:p>
          </table:table-cell>
          <table:table-cell table:style-name="ce4" table:formula="of:=[.E10]" office:value-type="float" office:value="2.5">
            <text:p>2.5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0]-[.F10])/[.G10]*100" office:value-type="float" office:value="-317.73038638967">
            <text:p>-317.7303863897</text:p>
          </table:table-cell>
          <table:table-cell table:number-columns-repeated="101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table:formula="of:=[.B10]+2" office:value-type="float" office:value="3">
            <text:p>3</text:p>
          </table:table-cell>
          <table:table-cell table:style-name="ce4" table:formula="of:=[.C10]*-1" office:value-type="float" office:value="-1">
            <text:p>-1</text:p>
          </table:table-cell>
          <table:table-cell table:style-name="ce4" table:formula="of:=[.D10]*[.B11]*([.B11]-1)" office:value-type="float" office:value="6">
            <text:p>6</text:p>
          </table:table-cell>
          <table:table-cell table:style-name="ce4" table:formula="of:=[.$D$5]^[.B11]*[.C11]/[.D11]" office:value-type="float" office:value="-2.60416666666667">
            <text:p>-2.6041666667</text:p>
          </table:table-cell>
          <table:table-cell table:style-name="ce4" table:formula="of:=[.F10]+[.E11]" office:value-type="float" office:value="-0.104166666666667">
            <text:p>-0.1041666667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1]-[.F11])/[.G11]*100" office:value-type="float" office:value="117.405432766236">
            <text:p>117.4054327662</text:p>
          </table:table-cell>
          <table:table-cell table:number-columns-repeated="101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table:formula="of:=[.B11]+2" office:value-type="float" office:value="5">
            <text:p>5</text:p>
          </table:table-cell>
          <table:table-cell table:style-name="ce4" table:formula="of:=[.C11]*-1" office:value-type="float" office:value="1">
            <text:p>1</text:p>
          </table:table-cell>
          <table:table-cell table:style-name="ce4" table:formula="of:=[.D11]*[.B12]*([.B12]-1)" office:value-type="float" office:value="120">
            <text:p>120</text:p>
          </table:table-cell>
          <table:table-cell table:style-name="ce4" table:formula="of:=[.$D$5]^[.B12]*[.C12]/[.D12]" office:value-type="float" office:value="0.813802083333333">
            <text:p>0.8138020833</text:p>
          </table:table-cell>
          <table:table-cell table:style-name="ce4" table:formula="of:=[.F11]+[.E12]" office:value-type="float" office:value="0.709635416666667">
            <text:p>0.7096354167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2]-[.F12])/[.G12]*100" office:value-type="float" office:value="-18.5745107199845">
            <text:p>-18.57451072</text:p>
          </table:table-cell>
          <table:table-cell table:number-columns-repeated="101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[.B12]+2" office:value-type="float" office:value="7">
            <text:p>7</text:p>
          </table:table-cell>
          <table:table-cell table:style-name="ce4" table:formula="of:=[.C12]*-1" office:value-type="float" office:value="-1">
            <text:p>-1</text:p>
          </table:table-cell>
          <table:table-cell table:style-name="ce4" table:formula="of:=[.D12]*[.B13]*([.B13]-1)" office:value-type="float" office:value="5040">
            <text:p>5040</text:p>
          </table:table-cell>
          <table:table-cell table:style-name="ce4" table:formula="of:=[.$D$5]^[.B13]*[.C13]/[.D13]" office:value-type="float" office:value="-0.121101500496032">
            <text:p>-0.1211015005</text:p>
          </table:table-cell>
          <table:table-cell table:style-name="ce4" table:formula="of:=[.F12]+[.E13]" office:value-type="float" office:value="0.588533916170635">
            <text:p>0.5885339162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3]-[.F13])/[.G13]*100" office:value-type="float" office:value="1.66059991784597">
            <text:p>1.6605999178</text:p>
          </table:table-cell>
          <table:table-cell table:number-columns-repeated="1014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table:formula="of:=[.B13]+2" office:value-type="float" office:value="9">
            <text:p>9</text:p>
          </table:table-cell>
          <table:table-cell table:style-name="ce4" table:formula="of:=[.C13]*-1" office:value-type="float" office:value="1">
            <text:p>1</text:p>
          </table:table-cell>
          <table:table-cell table:style-name="ce4" table:formula="of:=[.D13]*[.B14]*([.B14]-1)" office:value-type="float" office:value="362880">
            <text:p>362880</text:p>
          </table:table-cell>
          <table:table-cell table:style-name="ce4" table:formula="of:=[.$D$5]^[.B14]*[.C14]/[.D14]" office:value-type="float" office:value="0.0105122830291694">
            <text:p>0.010512283</text:p>
          </table:table-cell>
          <table:table-cell table:style-name="ce4" table:formula="of:=[.F13]+[.E14]" office:value-type="float" office:value="0.599046199199804">
            <text:p>0.5990461992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4]-[.F14])/[.G14]*100" office:value-type="float" office:value="-0.0959201027990293">
            <text:p>-0.0959201028</text:p>
          </table:table-cell>
          <table:table-cell table:number-columns-repeated="1014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table:formula="of:=[.B14]+2" office:value-type="float" office:value="11">
            <text:p>11</text:p>
          </table:table-cell>
          <table:table-cell table:style-name="ce4" table:formula="of:=[.C14]*-1" office:value-type="float" office:value="-1">
            <text:p>-1</text:p>
          </table:table-cell>
          <table:table-cell table:style-name="ce4" table:formula="of:=[.D14]*[.B15]*([.B15]-1)" office:value-type="float" office:value="39916800">
            <text:p>39916800</text:p>
          </table:table-cell>
          <table:table-cell table:style-name="ce4" table:formula="of:=[.$D$5]^[.B15]*[.C15]/[.D15]" office:value-type="float" office:value="-0.000597288808475535">
            <text:p>-0.0005972888</text:p>
          </table:table-cell>
          <table:table-cell table:style-name="ce4" table:formula="of:=[.F14]+[.E15]" office:value-type="float" office:value="0.598448910391329">
            <text:p>0.5984489104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5]-[.F15])/[.G15]*100" office:value-type="float" office:value="0.00388217110125558">
            <text:p>0.0038821711</text:p>
          </table:table-cell>
          <table:table-cell table:number-columns-repeated="101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table:formula="of:=[.B15]+2" office:value-type="float" office:value="13">
            <text:p>13</text:p>
          </table:table-cell>
          <table:table-cell table:style-name="ce4" table:formula="of:=[.C15]*-1" office:value-type="float" office:value="1">
            <text:p>1</text:p>
          </table:table-cell>
          <table:table-cell table:style-name="ce4" table:formula="of:=[.D15]*[.B16]*([.B16]-1)" office:value-type="float" office:value="6227020800">
            <text:p>6227020800</text:p>
          </table:table-cell>
          <table:table-cell table:style-name="ce4" table:formula="of:=[.$D$5]^[.B16]*[.C16]/[.D16]" office:value-type="float" office:value="0.0000239298400831545">
            <text:p>2.39298400831545E-005</text:p>
          </table:table-cell>
          <table:table-cell table:style-name="ce4" table:formula="of:=[.F15]+[.E16]" office:value-type="float" office:value="0.598472840231412">
            <text:p>0.5984728402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6]-[.F16])/[.G16]*100" office:value-type="float" office:value="-0.000116317436414961">
            <text:p>-0.0001163174</text:p>
          </table:table-cell>
          <table:table-cell table:number-columns-repeated="1014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table:formula="of:=[.B16]+2" office:value-type="float" office:value="15">
            <text:p>15</text:p>
          </table:table-cell>
          <table:table-cell table:style-name="ce4" table:formula="of:=[.C16]*-1" office:value-type="float" office:value="-1">
            <text:p>-1</text:p>
          </table:table-cell>
          <table:table-cell table:style-name="ce4" table:formula="of:=[.D16]*[.B17]*([.B17]-1)" office:value-type="float" office:value="1307674368000">
            <text:p>1307674368000</text:p>
          </table:table-cell>
          <table:table-cell table:style-name="ce4" table:formula="of:=[.$D$5]^[.B17]*[.C17]/[.D17]" office:value-type="float" office:value="-0.000000712197621522454">
            <text:p>-7.12197621522454E-007</text:p>
          </table:table-cell>
          <table:table-cell table:style-name="ce4" table:formula="of:=[.F16]+[.E17]" office:value-type="float" office:value="0.598472128033791">
            <text:p>0.598472128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7]-[.F17])/[.G17]*100" office:value-type="float" office:value="0.00000268519863840122">
            <text:p>2.68519863840122E-006</text:p>
          </table:table-cell>
          <table:table-cell table:number-columns-repeated="1014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table:formula="of:=[.B17]+2" office:value-type="float" office:value="17">
            <text:p>17</text:p>
          </table:table-cell>
          <table:table-cell table:style-name="ce4" table:formula="of:=[.C17]*-1" office:value-type="float" office:value="1">
            <text:p>1</text:p>
          </table:table-cell>
          <table:table-cell table:style-name="ce4" table:formula="of:=[.D17]*[.B18]*([.B18]-1)" office:value-type="float" office:value="355687428096000">
            <text:p>355687428096000</text:p>
          </table:table-cell>
          <table:table-cell table:style-name="ce4" table:formula="of:=[.$D$5]^[.B18]*[.C18]/[.D18]" office:value-type="float" office:value="0.0000000163648350533652">
            <text:p>1.63648350533652E-008</text:p>
          </table:table-cell>
          <table:table-cell table:style-name="ce4" table:formula="of:=[.F17]+[.E18]" office:value-type="float" office:value="0.598472144398626">
            <text:p>0.5984721444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8]-[.F18])/[.G18]*100" office:value-type="float" office:value="-0.0000000492369078243826">
            <text:p>-4.92369078243826E-008</text:p>
          </table:table-cell>
          <table:table-cell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table:formula="of:=[.B18]+2" office:value-type="float" office:value="19">
            <text:p>19</text:p>
          </table:table-cell>
          <table:table-cell table:style-name="ce4" table:formula="of:=[.C18]*-1" office:value-type="float" office:value="-1">
            <text:p>-1</text:p>
          </table:table-cell>
          <table:table-cell table:style-name="ce4" table:formula="of:=[.D18]*[.B19]*([.B19]-1)" office:value-type="float" office:value="1.21645100408832E+017">
            <text:p>121645100408832000</text:p>
          </table:table-cell>
          <table:table-cell table:style-name="ce4" table:formula="of:=[.$D$5]^[.B19]*[.C19]/[.D19]" office:value-type="float" office:value="-0.000000000299064968080505">
            <text:p>-2.99064968080505E-010</text:p>
          </table:table-cell>
          <table:table-cell table:style-name="ce4" table:formula="of:=[.F18]+[.E19]" office:value-type="float" office:value="0.598472144099561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19]-[.F19])/[.G19]*100" office:value-type="float" office:value="0.00000000073450654086538">
            <text:p>7.3450654086538E-010</text:p>
          </table:table-cell>
          <table:table-cell table:number-columns-repeated="1014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table:formula="of:=[.B19]+2" office:value-type="float" office:value="21">
            <text:p>21</text:p>
          </table:table-cell>
          <table:table-cell table:style-name="ce4" table:formula="of:=[.C19]*-1" office:value-type="float" office:value="1">
            <text:p>1</text:p>
          </table:table-cell>
          <table:table-cell table:style-name="ce4" table:formula="of:=[.D19]*[.B20]*([.B20]-1)" office:value-type="float" office:value="5.10909421717094E+019">
            <text:p>51090942171709400000</text:p>
          </table:table-cell>
          <table:table-cell table:style-name="ce4" table:formula="of:=[.$D$5]^[.B20]*[.C20]/[.D20]" office:value-type="float" office:value="0.00000000000445037154881703">
            <text:p>4.45037154881703E-012</text:p>
          </table:table-cell>
          <table:table-cell table:style-name="ce4" table:formula="of:=[.F19]+[.E20]" office:value-type="float" office:value="0.598472144104011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20]-[.F20])/[.G20]*100" office:value-type="float" office:value="-0.00000000000910851925960756">
            <text:p>-9.10851925960756E-012</text:p>
          </table:table-cell>
          <table:table-cell table:number-columns-repeated="101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table:formula="of:=[.B20]+2" office:value-type="float" office:value="23">
            <text:p>23</text:p>
          </table:table-cell>
          <table:table-cell table:style-name="ce4" table:formula="of:=[.C20]*-1" office:value-type="float" office:value="-1">
            <text:p>-1</text:p>
          </table:table-cell>
          <table:table-cell table:style-name="ce4" table:formula="of:=[.D20]*[.B21]*([.B21]-1)" office:value-type="float" office:value="2.5852016738885E+022">
            <text:p>25852016738885000000000</text:p>
          </table:table-cell>
          <table:table-cell table:style-name="ce4" table:formula="of:=[.$D$5]^[.B21]*[.C21]/[.D21]" office:value-type="float" office:value="-0.0000000000000549700043085108">
            <text:p>-5.49700043085108E-014</text:p>
          </table:table-cell>
          <table:table-cell table:style-name="ce4" table:formula="of:=[.F20]+[.E21]" office:value-type="float" office:value="0.598472144103956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21]-[.F21])/[.G21]*10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table:formula="of:=[.B21]+2" office:value-type="float" office:value="25">
            <text:p>25</text:p>
          </table:table-cell>
          <table:table-cell table:style-name="ce4" table:formula="of:=[.C21]*-1" office:value-type="float" office:value="1">
            <text:p>1</text:p>
          </table:table-cell>
          <table:table-cell table:style-name="ce4" table:formula="of:=[.D21]*[.B22]*([.B22]-1)" office:value-type="float" office:value="1.5511210043331E+025">
            <text:p>15511210043331000000000000</text:p>
          </table:table-cell>
          <table:table-cell table:style-name="ce4" table:formula="of:=[.$D$5]^[.B22]*[.C22]/[.D22]" office:value-type="float" office:value="5.72604211546987E-016">
            <text:p>5.72604211546987E-016</text:p>
          </table:table-cell>
          <table:table-cell table:style-name="ce4" table:formula="of:=[.F21]+[.E22]" office:value-type="float" office:value="0.598472144103957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22]-[.F22])/[.G22]*10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table:formula="of:=[.B22]+2" office:value-type="float" office:value="27">
            <text:p>27</text:p>
          </table:table-cell>
          <table:table-cell table:style-name="ce4" table:formula="of:=[.C22]*-1" office:value-type="float" office:value="-1">
            <text:p>-1</text:p>
          </table:table-cell>
          <table:table-cell table:style-name="ce4" table:formula="of:=[.D22]*[.B23]*([.B23]-1)" office:value-type="float" office:value="1.08888694504184E+028">
            <text:p>10888869450418400000000000000</text:p>
          </table:table-cell>
          <table:table-cell table:style-name="ce4" table:formula="of:=[.$D$5]^[.B23]*[.C23]/[.D23]" office:value-type="float" office:value="-5.09797196890124E-018">
            <text:p>-5.09797196890124E-018</text:p>
          </table:table-cell>
          <table:table-cell table:style-name="ce4" table:formula="of:=[.F22]+[.E23]" office:value-type="float" office:value="0.598472144103957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23]-[.F23])/[.G23]*10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table:formula="of:=[.B23]+2" office:value-type="float" office:value="29">
            <text:p>29</text:p>
          </table:table-cell>
          <table:table-cell table:style-name="ce4" table:formula="of:=[.C23]*-1" office:value-type="float" office:value="1">
            <text:p>1</text:p>
          </table:table-cell>
          <table:table-cell table:style-name="ce4" table:formula="of:=[.D23]*[.B24]*([.B24]-1)" office:value-type="float" office:value="8.8417619937397E+030">
            <text:p>8841761993739700000000000000000</text:p>
          </table:table-cell>
          <table:table-cell table:style-name="ce4" table:formula="of:=[.$D$5]^[.B24]*[.C24]/[.D24]" office:value-type="float" office:value="3.92393162630945E-020">
            <text:p>3.92393162630945E-020</text:p>
          </table:table-cell>
          <table:table-cell table:style-name="ce4" table:formula="of:=[.F23]+[.E24]" office:value-type="float" office:value="0.598472144103957">
            <text:p>0.5984721441</text:p>
          </table:table-cell>
          <table:table-cell table:style-name="ce4" table:formula="of:=SIN([.$D$5])" office:value-type="float" office:value="0.598472144103956">
            <text:p>0.5984721441</text:p>
          </table:table-cell>
          <table:table-cell table:style-name="ce4" table:formula="of:=([.G24]-[.F24])/[.G24]*100"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1/29/2017</text:date>, <text:time>11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1-29T11:17:10.45</meta:creation-date>
    <dc:date>2017-01-29T11:43:07.59</dc:date>
    <dc:creator>Dr. Mark E. Lehr</dc:creator>
    <meta:editing-duration>PT9M8S</meta:editing-duration>
    <meta:editing-cycles>8</meta:editing-cycles>
    <meta:generator>OpenOffice/4.1.1$Win32 OpenOffice.org_project/411m6$Build-9775</meta:generator>
    <meta:document-statistic meta:table-count="1" meta:cell-count="133" meta:object-count="0"/>
  </office:meta>
</office:document-meta>
</file>